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0cm" fo:min-width="0cm" fo:padding-top="0.125cm" fo:padding-bottom="0.125cm" fo:padding-left="0.4cm" fo:padding-right="0.4cm" fo:wrap-option="wrap"/>
    </style:style>
    <style:style style:name="gr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none" draw:textarea-vertical-align="middle" draw:auto-grow-height="false" draw:fit-to-size="false" fo:min-height="7.161cm" fo:min-width="5.63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none" draw:textarea-vertical-align="middle" draw:auto-grow-height="false" draw:fit-to-size="false" fo:min-height="0.808cm" fo:min-width="0.72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0cm" fo:min-width="0cm" fo:padding-top="0.125cm" fo:padding-bottom="0.125cm" fo:padding-left="0.4cm" fo:padding-right="0.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draw:fill="none" draw:textarea-vertical-align="middle" draw:auto-grow-height="false" draw:fit-to-size="false" fo:min-height="0.808cm" fo:min-width="1.15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solid" svg:stroke-width="0.035cm" svg:stroke-color="#000000" draw:fill="none" draw:textarea-vertical-align="middle" draw:auto-grow-height="false" draw:fit-to-size="false" fo:min-height="1.655cm" fo:min-width="1.105cm" fo:padding-top="0.125cm" fo:padding-bottom="0.125cm" fo:padding-left="0.4cm" fo:padding-right="0.4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596cm" fo:min-width="0.34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596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.346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3" draw:layer="layout" svg:width="1.904cm" svg:height="1.904cm" svg:x="0.635cm" svg:y="0.635cm">
          <text:p text:style-name="P1"><text:span text:style-name="T1">s</text:span></text:p>
          <text:p text:style-name="P2"><text:span text:style-name="T1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" draw:text-style-name="P3" draw:layer="layout" svg:width="1.904cm" svg:height="1.904cm" svg:x="0.635cm" svg:y="2.54cm">
          <text:p text:style-name="P4"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" draw:text-style-name="P3" draw:layer="layout" svg:width="1.904cm" svg:height="1.904cm" svg:x="0.635cm" svg:y="4.445cm">
          <text:p text:style-name="P4"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" draw:text-style-name="P3" draw:layer="layout" svg:width="1.904cm" svg:height="1.904cm" svg:x="0.635cm" svg:y="6.35cm">
          <text:p text:style-name="P4"><text:span text:style-name="T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" draw:text-style-name="P3" draw:layer="layout" svg:width="1.904cm" svg:height="1.904cm" svg:x="0.635cm" svg:y="8.255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" draw:text-style-name="P3" draw:layer="layout" svg:width="1.904cm" svg:height="1.904cm" svg:x="2.54cm" svg:y="0.635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" draw:text-style-name="P3" draw:layer="layout" svg:width="1.904cm" svg:height="1.904cm" svg:x="2.54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" draw:text-style-name="P3" draw:layer="layout" svg:width="1.904cm" svg:height="1.904cm" svg:x="2.54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" draw:text-style-name="P3" draw:layer="layout" svg:width="1.904cm" svg:height="1.904cm" svg:x="2.54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2" draw:text-style-name="P3" draw:layer="layout" svg:width="1.904cm" svg:height="1.904cm" svg:x="2.54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" draw:text-style-name="P3" draw:layer="layout" svg:width="1.904cm" svg:height="1.904cm" svg:x="4.445cm" svg:y="0.635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2" draw:text-style-name="P3" draw:layer="layout" svg:width="1.904cm" svg:height="1.904cm" svg:x="4.445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" draw:text-style-name="P3" draw:layer="layout" svg:width="1.904cm" svg:height="1.904cm" svg:x="4.445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" draw:text-style-name="P3" draw:layer="layout" svg:width="1.904cm" svg:height="1.904cm" svg:x="4.445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" draw:text-style-name="P3" draw:layer="layout" svg:width="1.904cm" svg:height="1.904cm" svg:x="4.445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" draw:text-style-name="P3" draw:layer="layout" svg:width="1.904cm" svg:height="1.904cm" svg:x="6.35cm" svg:y="0.635cm">
          <text:p text:style-name="P4"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" draw:text-style-name="P3" draw:layer="layout" svg:width="1.904cm" svg:height="1.904cm" svg:x="6.35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" draw:text-style-name="P3" draw:layer="layout" svg:width="1.904cm" svg:height="1.904cm" svg:x="6.35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" draw:text-style-name="P3" draw:layer="layout" svg:width="1.904cm" svg:height="1.904cm" svg:x="6.35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" draw:text-style-name="P3" draw:layer="layout" svg:width="1.904cm" svg:height="1.904cm" svg:x="6.35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1" draw:text-style-name="P3" draw:layer="layout" svg:width="1.904cm" svg:height="1.904cm" svg:x="8.255cm" svg:y="0.635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" draw:text-style-name="P3" draw:layer="layout" svg:width="1.904cm" svg:height="1.904cm" svg:x="8.255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" draw:text-style-name="P3" draw:layer="layout" svg:width="1.904cm" svg:height="1.904cm" svg:x="8.255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" draw:text-style-name="P3" draw:layer="layout" svg:width="1.904cm" svg:height="1.904cm" svg:x="8.255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" draw:text-style-name="P3" draw:layer="layout" svg:width="1.904cm" svg:height="1.904cm" svg:x="8.255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" draw:text-style-name="P3" draw:layer="layout" svg:width="1.904cm" svg:height="1.904cm" svg:x="10.16cm" svg:y="0.635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" draw:text-style-name="P3" draw:layer="layout" svg:width="1.904cm" svg:height="1.904cm" svg:x="10.16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" draw:text-style-name="P3" draw:layer="layout" svg:width="1.904cm" svg:height="1.904cm" svg:x="10.16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2" draw:text-style-name="P3" draw:layer="layout" svg:width="1.904cm" svg:height="1.904cm" svg:x="10.16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2" draw:text-style-name="P3" draw:layer="layout" svg:width="1.904cm" svg:height="1.904cm" svg:x="10.16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4" draw:style-name="gr3" draw:text-style-name="P5" draw:layer="layout" svg:x1="0.635cm" svg:y1="0.635cm" svg:x2="2.54cm" svg:y2="2.54cm">
          <text:p/>
        </draw:line>
        <draw:custom-shape draw:name="Rectangle 198" draw:style-name="gr4" draw:text-style-name="P3" draw:layer="layout" svg:width="1.057cm" svg:height="1.057cm" svg:x="2.963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4" draw:text-style-name="P3" draw:layer="layout" svg:width="1.057cm" svg:height="1.057cm" svg:x="2.963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4" draw:text-style-name="P3" draw:layer="layout" svg:width="1.057cm" svg:height="1.057cm" svg:x="2.963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4" draw:text-style-name="P3" draw:layer="layout" svg:width="1.057cm" svg:height="1.057cm" svg:x="2.96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4" draw:text-style-name="P3" draw:layer="layout" svg:width="1.057cm" svg:height="1.057cm" svg:x="4.8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4" draw:text-style-name="P3" draw:layer="layout" svg:width="1.057cm" svg:height="1.057cm" svg:x="4.86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4" draw:text-style-name="P3" draw:layer="layout" svg:width="1.057cm" svg:height="1.057cm" svg:x="4.868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4" draw:text-style-name="P3" draw:layer="layout" svg:width="1.057cm" svg:height="1.057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4" draw:text-style-name="P3" draw:layer="layout" svg:width="1.057cm" svg:height="1.057cm" svg:x="6.773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4" draw:text-style-name="P3" draw:layer="layout" svg:width="1.057cm" svg:height="1.057cm" svg:x="6.773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4" draw:text-style-name="P3" draw:layer="layout" svg:width="1.057cm" svg:height="1.057cm" svg:x="6.773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4" draw:text-style-name="P3" draw:layer="layout" svg:width="1.057cm" svg:height="1.057cm" svg:x="6.77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4" draw:text-style-name="P3" draw:layer="layout" svg:width="1.057cm" svg:height="1.057cm" svg:x="8.67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4" draw:text-style-name="P3" draw:layer="layout" svg:width="1.057cm" svg:height="1.057cm" svg:x="8.67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4" draw:text-style-name="P3" draw:layer="layout" svg:width="1.057cm" svg:height="1.057cm" svg:x="8.678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4" draw:text-style-name="P3" draw:layer="layout" svg:width="1.057cm" svg:height="1.057cm" svg:x="8.67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4" draw:text-style-name="P3" draw:layer="layout" svg:width="1.057cm" svg:height="1.057cm" svg:x="10.583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4" draw:text-style-name="P3" draw:layer="layout" svg:width="1.057cm" svg:height="1.057cm" svg:x="10.583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8" draw:style-name="gr4" draw:text-style-name="P3" draw:layer="layout" svg:width="1.057cm" svg:height="1.057cm" svg:x="10.583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9" draw:style-name="gr4" draw:text-style-name="P3" draw:layer="layout" svg:width="1.057cm" svg:height="1.057cm" svg:x="10.58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1" draw:text-style-name="P3" draw:layer="layout" svg:width="1.904cm" svg:height="1.904cm" svg:x="0.635cm" svg:y="10.16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2" draw:text-style-name="P3" draw:layer="layout" svg:width="1.904cm" svg:height="1.904cm" svg:x="2.54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2" draw:text-style-name="P3" draw:layer="layout" svg:width="1.904cm" svg:height="1.904cm" svg:x="4.445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2" draw:text-style-name="P3" draw:layer="layout" svg:width="1.904cm" svg:height="1.904cm" svg:x="6.35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2" draw:text-style-name="P3" draw:layer="layout" svg:width="1.904cm" svg:height="1.904cm" svg:x="8.255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" draw:text-style-name="P3" draw:layer="layout" svg:width="1.904cm" svg:height="1.904cm" svg:x="10.1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4" draw:text-style-name="P3" draw:layer="layout" svg:width="1.057cm" svg:height="1.057cm" svg:x="2.963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4" draw:text-style-name="P3" draw:layer="layout" svg:width="1.057cm" svg:height="1.057cm" svg:x="4.868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4" draw:text-style-name="P3" draw:layer="layout" svg:width="1.057cm" svg:height="1.057cm" svg:x="6.773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4" draw:text-style-name="P3" draw:layer="layout" svg:width="1.057cm" svg:height="1.057cm" svg:x="8.678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4" draw:text-style-name="P3" draw:layer="layout" svg:width="1.057cm" svg:height="1.057cm" svg:x="10.583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1" draw:text-style-name="P3" draw:layer="layout" svg:width="1.904cm" svg:height="1.904cm" svg:x="12.065cm" svg:y="0.635cm">
          <text:p text:style-name="P4"><text:span text:style-name="T2">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2" draw:style-name="gr2" draw:text-style-name="P3" draw:layer="layout" svg:width="1.904cm" svg:height="1.904cm" svg:x="12.065cm" svg:y="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4" draw:style-name="gr2" draw:text-style-name="P3" draw:layer="layout" svg:width="1.904cm" svg:height="1.904cm" svg:x="12.065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5" draw:style-name="gr2" draw:text-style-name="P3" draw:layer="layout" svg:width="1.904cm" svg:height="1.904cm" svg:x="12.065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6" draw:style-name="gr2" draw:text-style-name="P3" draw:layer="layout" svg:width="1.904cm" svg:height="1.904cm" svg:x="12.065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5" draw:text-style-name="P3" draw:layer="layout" svg:width="6.138cm" svg:height="7.41cm" svg:x="6.35cm" svg:y="4.02cm">
          <text:p/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4" draw:text-style-name="P3" draw:layer="layout" svg:width="1.057cm" svg:height="1.057cm" svg:x="12.48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3" draw:style-name="gr4" draw:text-style-name="P3" draw:layer="layout" svg:width="1.057cm" svg:height="1.057cm" svg:x="12.488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6" draw:text-style-name="P3" draw:layer="layout" svg:width="1.228cm" svg:height="1.057cm" svg:x="12.488cm" svg:y="8.678cm">
          <text:p text:style-name="P6"><text:span text:style-name="T3">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6" draw:style-name="gr7" draw:text-style-name="P3" draw:layer="layout" svg:width="1.904cm" svg:height="1.904cm" svg:x="12.065cm" svg:y="10.16cm">
          <text:p text:style-name="P1"><text:span text:style-name="T4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7" draw:style-name="gr4" draw:text-style-name="P3" draw:layer="layout" svg:width="1.057cm" svg:height="1.057cm" svg:x="12.488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3" draw:layer="layout" svg:width="23.494cm" svg:height="2.537cm" svg:x="0.847cm" svg:y="15.663cm">
          <text:p text:style-name="P2"><text:span text:style-name="T4">(The numbers and arrow in the table are just for illustrating the use of this template. <text:s/>Change them if needed. Every cell includes two rectangles, with the larger one for storing the number and the smaller one for anchoring the arrow connectors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" draw:text-style-name="P3" draw:layer="layout" svg:width="1.904cm" svg:height="1.904cm" svg:x="0.635cm" svg:y="12.065cm">
          <text:p text:style-name="P4"><text:span text:style-name="T2">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2" draw:text-style-name="P3" draw:layer="layout" svg:width="1.904cm" svg:height="1.904cm" svg:x="2.54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2" draw:text-style-name="P3" draw:layer="layout" svg:width="1.904cm" svg:height="1.904cm" svg:x="4.445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" draw:text-style-name="P3" draw:layer="layout" svg:width="1.904cm" svg:height="1.904cm" svg:x="6.35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" draw:text-style-name="P3" draw:layer="layout" svg:width="1.904cm" svg:height="1.904cm" svg:x="8.255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7" draw:text-style-name="P3" draw:layer="layout" svg:width="1.904cm" svg:height="1.904cm" svg:x="10.16cm" svg:y="12.065cm">
          <text:p text:style-name="P1"><text:span text:style-name="T4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4" draw:text-style-name="P3" draw:layer="layout" svg:width="1.057cm" svg:height="1.057cm" svg:x="2.963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4" draw:text-style-name="P3" draw:layer="layout" svg:width="1.057cm" svg:height="1.057cm" svg:x="4.86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4" draw:text-style-name="P3" draw:layer="layout" svg:width="1.057cm" svg:height="1.057cm" svg:x="6.773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4" draw:text-style-name="P3" draw:layer="layout" svg:width="1.057cm" svg:height="1.057cm" svg:x="8.67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4" draw:text-style-name="P3" draw:layer="layout" svg:width="1.057cm" svg:height="1.057cm" svg:x="10.583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7" draw:text-style-name="P3" draw:layer="layout" svg:width="1.904cm" svg:height="1.904cm" svg:x="12.065cm" svg:y="12.065cm">
          <text:p text:style-name="P1"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4" draw:text-style-name="P3" draw:layer="layout" svg:width="1.057cm" svg:height="1.057cm" svg:x="12.48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6" draw:style-name="gr9" draw:text-style-name="P5" draw:layer="layout" svg:width="0.846cm" svg:height="0.001cm" svg:x="11.642cm" svg:y="13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1" draw:style-name="gr9" draw:text-style-name="P5" draw:layer="layout" svg:width="0.846cm" svg:height="0.846cm" svg:x="11.642cm" svg:y="11.6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3" draw:style-name="gr9" draw:text-style-name="P5" draw:layer="layout" svg:width="0.001cm" svg:height="0.846cm" svg:x="13.018cm" svg:y="11.6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54" draw:style-name="gr6" draw:text-style-name="P3" draw:layer="layout" svg:width="1.228cm" svg:height="1.057cm" svg:x="12.517cm" svg:y="6.773cm">
          <text:p text:style-name="P6"><text:span text:style-name="T3">-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6" draw:text-style-name="P3" draw:layer="layout" svg:width="1.228cm" svg:height="1.057cm" svg:x="12.517cm" svg:y="4.868cm">
          <text:p text:style-name="P6"><text:span text:style-name="T3">-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12.317cm" svg:y="2.963cm">
          <text:p text:style-name="P6"><text:span text:style-name="T3">-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6" draw:style-name="gr11" draw:text-style-name="P7" draw:layer="layout" svg:width="1.904cm" svg:height="1.904cm" svg:x="10.161cm" svg:y="10.161cm">
          <text:p text:style-name="P1"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6" draw:text-style-name="P3" draw:layer="layout" svg:width="1.228cm" svg:height="1.057cm" svg:x="8.678cm" svg:y="12.505cm">
          <text:p text:style-name="P6"><text:span text:style-name="T3">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6" draw:text-style-name="P3" draw:layer="layout" svg:width="1.228cm" svg:height="1.057cm" svg:x="6.602cm" svg:y="12.488cm">
          <text:p text:style-name="P6"><text:span text:style-name="T3">-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6" draw:text-style-name="P3" draw:layer="layout" svg:width="1.228cm" svg:height="1.057cm" svg:x="4.868cm" svg:y="12.488cm">
          <text:p text:style-name="P6"><text:span text:style-name="T3">-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2.666cm" svg:y="12.459cm">
          <text:p text:style-name="P6"><text:span text:style-name="T3">-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10.412cm" svg:y="2.963cm">
          <text:p text:style-name="P6"><text:span text:style-name="T3">-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8.507cm" svg:y="2.963cm">
          <text:p text:style-name="P6"><text:span text:style-name="T3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6.617cm" svg:y="2.963cm">
          <text:p text:style-name="P6"><text:span text:style-name="T3"><text:s/></text:span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4.917cm" svg:y="2.963cm">
          <text:p text:style-name="P6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2.917cm" svg:y="2.963cm">
          <text:p text:style-name="P6"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10.617cm" svg:y="4.863cm">
          <text:p text:style-name="P6"><text:span text:style-name="T3">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8.417cm" svg:y="4.863cm">
          <text:p text:style-name="P6"><text:span text:style-name="T3"><text:s/>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6.817cm" svg:y="4.863cm">
          <text:p text:style-name="P6"><text:span text:style-name="T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4.817cm" svg:y="4.863cm">
          <text:p text:style-name="P6"><text:span text:style-name="T3"><text:s/></text:span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8.517cm" svg:y="6.763cm">
          <text:p text:style-name="P6"><text:span text:style-name="T3"><text:s/></text:span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6.617cm" svg:y="8.563cm">
          <text:p text:style-name="P6"><text:span text:style-name="T3"><text:s/></text:span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10.617cm" svg:y="8.563cm">
          <text:p text:style-name="P6"><text:span text:style-name="T3"><text:s/>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8.617cm" svg:y="10.563cm">
          <text:p text:style-name="P6"><text:span text:style-name="T3"><text:s/>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8.717cm" svg:y="8.563cm">
          <text:p text:style-name="P6"><text:span text:style-name="T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10.607cm" svg:y="6.763cm">
          <text:p text:style-name="P6"><text:span text:style-name="T3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6.707cm" svg:y="10.563cm">
          <text:p text:style-name="P6"><text:span text:style-name="T3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4.817cm" svg:y="8.563cm">
          <text:p text:style-name="P6"><text:span text:style-name="T3"><text:s/>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6.817cm" svg:y="6.763cm">
          <text:p text:style-name="P6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5.017cm" svg:y="6.763cm">
          <text:p text:style-name="P6"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6" draw:text-style-name="P3" draw:layer="layout" svg:width="1.228cm" svg:height="1.057cm" svg:x="2.902cm" svg:y="10.588cm">
          <text:p text:style-name="P6"><text:span text:style-name="T3">-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6" draw:text-style-name="P3" draw:layer="layout" svg:width="1.228cm" svg:height="1.057cm" svg:x="4.878cm" svg:y="10.705cm">
          <text:p text:style-name="P6"><text:span text:style-name="T3">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2.907cm" svg:y="8.563cm">
          <text:p text:style-name="P6"><text:span text:style-name="T3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2.917cm" svg:y="6.763cm">
          <text:p text:style-name="P6"><text:span text:style-name="T3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4" draw:style-name="gr10" draw:text-style-name="P3" draw:layer="layout" svg:width="1.652cm" svg:height="1.057cm" svg:x="2.917cm" svg:y="4.863cm">
          <text:p text:style-name="P6"><text:span text:style-name="T3"><text:s/>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1" draw:style-name="gr12" draw:text-style-name="P5" draw:layer="layout" svg:width="0.846cm" svg:height="0.846cm" svg:x="9.742cm" svg:y="9.7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7.842cm" svg:y="7.8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5.842cm" svg:y="5.8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3.942cm" svg:y="3.9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5.942cm" svg:y="11.6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4.042cm" svg:y="11.6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5.842cm" svg:y="9.6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7.742cm" svg:y="5.8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5.842cm" svg:y="3.9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4.042cm" svg:y="5.9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13.018cm" svg:y="9.6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13.018cm" svg:y="7.8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13.018cm" svg:y="5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13.018cm" svg:y="4.0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11.218cm" svg:y="9.7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11.218cm" svg:y="7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11.118cm" svg:y="5.8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11.118cm" svg:y="3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9.218cm" svg:y="5.8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9.218cm" svg:y="4.0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7.318cm" svg:y="4.0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13" draw:text-style-name="P5" draw:layer="layout" svg:width="0.001cm" svg:height="0.846cm" svg:x="9.218cm" svg:y="7.8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9.741cm" svg:y="13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7.841cm" svg:y="13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5.941cm" svg:y="13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4.041cm" svg:y="12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4.04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4.04cm" svg:y="7.3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4.04cm" svg:y="5.4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4.04cm" svg:y="3.5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5.84cm" svg:y="5.4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5.84cm" svg:y="7.3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5.84cm" svg:y="9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5.84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4.04cm" svg:y="9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7.84cm" svg:y="9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7.84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6" draw:style-name="gr14" draw:text-style-name="P5" draw:layer="layout" svg:width="0.846cm" svg:height="0.001cm" svg:x="9.74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4.042cm" svg:y="9.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9.742cm" svg:y="11.6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4.042cm" svg:y="7.8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1" draw:style-name="gr12" draw:text-style-name="P5" draw:layer="layout" svg:width="0.846cm" svg:height="0.846cm" svg:x="5.942cm" svg:y="7.84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10-07">10/7/18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Kevin</meta:initial-creator>
    <meta:editing-cycles>87</meta:editing-cycles>
    <meta:creation-date>2006-08-16T00:00:00</meta:creation-date>
    <dc:date>2018-10-07T18:37:49.356793863</dc:date>
    <meta:editing-duration>PT4H34M29S</meta:editing-duration>
    <meta:generator>LibreOffice/5.1.6.2$Linux_X86_64 LibreOffice_project/10m0$Build-2</meta:generator>
    <meta:document-statistic meta:object-count="187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